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1.7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76cm" fo:min-width="3.87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76cm" fo:min-width="0.59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26cm" fo:min-width="0.70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.70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cm" fo:min-width="0.7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7cm" svg:x="14.25cm" svg:y="5.25cm">
          <text:p text:style-name="P1"><text:span text:style-name="T1">Arduino</text:span><text:span text:style-name="T1"><text:line-break/></text:span><text:span text:style-name="T1">Nan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75cm" svg:x="10.25cm" svg:y="5.5cm">
          <text:p text:style-name="P1"><text:span text:style-name="T1">CAN-BUS-</text:span></text:p>
          <text:p text:style-name="P1"><text:span text:style-name="T1">Modu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5cm" svg:height="4.5cm" svg:x="18.25cm" svg:y="9cm">
          <text:p text:style-name="P1"><text:span text:style-name="T1">I2C-</text:span></text:p>
          <text:p text:style-name="P1"><text:span text:style-name="T1">Expander</text:span><text:span text:style-name="T1"><text:line-break/></text:span><text:span text:style-name="T1">3 x 8 I/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5cm" svg:height="4.5cm" svg:x="21.75cm" svg:y="4cm">
          <text:p text:style-name="P1"><text:span text:style-name="T1">T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i</text:span><text:span text:style-name="T1"><text:line-break/></text:span><text:span text:style-name="T1">b</text:span><text:span text:style-name="T1"><text:line-break/></text:span><text:span text:style-name="T1">e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5cm" svg:height="4.5cm" svg:x="21.75cm" svg:y="9cm">
          <text:p text:style-name="P1"><text:span text:style-name="T1">T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i</text:span><text:span text:style-name="T1"><text:line-break/></text:span><text:span text:style-name="T1">b</text:span><text:span text:style-name="T1"><text:line-break/></text:span><text:span text:style-name="T1">e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1.25cm" svg:x="16.75cm" svg:y="5.75cm">
          <text:p text:style-name="P2"><text:span text:style-name="T2">D4-D9, A0-A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25cm" svg:height="1.25cm" svg:x="20.5cm" svg:y="10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5cm" svg:height="0.75cm" svg:x="12.75cm" svg:y="6cm">
          <text:p text:style-name="P2"><text:span text:style-name="T2">SP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1.5cm" svg:height="0.5cm" svg:x="16.75cm" svg:y="10.25cm">
          <text:p text:style-name="P2"><text:span text:style-name="T2">I²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.25cm" svg:height="0.75cm" svg:x="24.5cm" svg:y="6.75cm">
          <text:p text:style-name="P1"><text:span text:style-name="T1">MP6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0.75cm" svg:x="24.5cm" svg:y="3.75cm">
          <text:p text:style-name="P1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4.75cm">
          <text:p text:style-name="P1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7.75cm">
          <text:p text:style-name="P1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5.75cm">
          <text:p text:style-name="P1"><text:span text:style-name="T1">MP6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cm" svg:height="0.75cm" svg:x="24.5cm" svg:y="9cm"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9.85cm"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10.75cm"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11.65cm"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25cm" svg:height="0.75cm" svg:x="24.5cm" svg:y="12.6cm">
          <text:p text:style-name="P1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5cm" svg:height="0.25cm" svg:x="24cm" svg:y="4.1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24.001cm" svg:y="5.001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24cm" svg:y="6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24cm" svg:y="7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5cm" svg:height="0.25cm" svg:x="24cm" svg:y="8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24cm" svg:y="9.1cm">
          <text:p text:style-name="P2"><text:span text:style-name="T2">0-4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24cm" svg:y="10cm">
          <text:p text:style-name="P2"><text:span text:style-name="T2">5-9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24cm" svg:y="10.85cm">
          <text:p text:style-name="P2"><text:span text:style-name="T2">...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24cm" svg:y="11.75cm">
          <text:p text:style-name="P2"><text:span text:style-name="T2">...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5cm" svg:height="0.5cm" svg:x="24.001cm" svg:y="12.751cm">
          <text:p text:style-name="P2"><text:span text:style-name="T2">…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2:54:57.314488423</meta:creation-date>
    <dc:date>2021-04-08T20:05:08.616675672</dc:date>
    <meta:editing-duration>P1DT19H22M10S</meta:editing-duration>
    <meta:editing-cycles>7</meta:editing-cycles>
    <meta:generator>LibreOffice/7.0.5.2$Linux_X86_64 LibreOffice_project/00$Build-2</meta:generator>
    <meta:document-statistic meta:object-count="29"/>
  </office:meta>
</office:document-meta>
</file>